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Pograma</text:p>
          </table:table-cell>
          <table:table-cell table:style-name="Default" office:value-type="string" calcext:value-type="string">
            <text:p>CROSS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style-name="Default" office:value-type="float" office:value="30" calcext:value-type="float">
            <text:p>30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Speedup Médio</text:p>
          </table:table-cell>
          <table:table-cell table:style-name="Default" office:value-type="string" calcext:value-type="string">
            <text:p>Tempo Médio</text:p>
          </table:table-cell>
          <table:table-cell table:style-name="Default" office:value-type="string" calcext:value-type="string">
            <text:p>Speedup Médio</text:p>
          </table:table-cell>
          <table:table-cell table:style-name="Default" office:value-type="string" calcext:value-type="string">
            <text:p>Tempo Médio</text:p>
          </table:table-cell>
          <table:table-cell table:style-name="Default" office:value-type="string" calcext:value-type="string">
            <text:p>Speedup Médio</text:p>
          </table:table-cell>
          <table:table-cell table:style-name="Default" office:value-type="string" calcext:value-type="string">
            <text:p>Tempo Médio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.097396" calcext:value-type="float">
            <text:p>1,0974</text:p>
          </table:table-cell>
          <table:table-cell office:value-type="float" office:value="7.4295444444" calcext:value-type="float">
            <text:p>7,4295</text:p>
          </table:table-cell>
          <table:table-cell office:value-type="float" office:value="1.0739" calcext:value-type="float">
            <text:p>1,0739</text:p>
          </table:table-cell>
          <table:table-cell office:value-type="float" office:value="8.7184" calcext:value-type="float">
            <text:p>8,7184</text:p>
          </table:table-cell>
          <table:table-cell office:value-type="float" office:value="1.0981793333" calcext:value-type="float">
            <text:p>1,0982</text:p>
          </table:table-cell>
          <table:table-cell office:value-type="float" office:value="21.4816" calcext:value-type="float">
            <text:p>21,4816</text:p>
          </table:table-cell>
          <table:table-cell table:formula="of:=IF(([.B4] &gt;= [.D4])   AND   ([.B4]&gt;=[.F4]) ;1;0)" office:value-type="float" office:value="0" calcext:value-type="float">
            <text:p>0</text:p>
          </table:table-cell>
          <table:table-cell table:formula="of:=IF(([.D4] &gt;= [.F4])     AND     ([.D4]&gt;=[.B4]) ;1;0)" office:value-type="float" office:value="0" calcext:value-type="float">
            <text:p>0</text:p>
          </table:table-cell>
          <table:table-cell table:formula="of:=IF(([.F4] &gt;= [.B4])   OR   ([.F4]&gt;=[.D4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.0012786667" calcext:value-type="float">
            <text:p>1,0013</text:p>
          </table:table-cell>
          <table:table-cell office:value-type="float" office:value="5.2597777778" calcext:value-type="float">
            <text:p>5,2598</text:p>
          </table:table-cell>
          <table:table-cell office:value-type="float" office:value="1.0008" calcext:value-type="float">
            <text:p>1,0008</text:p>
          </table:table-cell>
          <table:table-cell office:value-type="float" office:value="5.971" calcext:value-type="float">
            <text:p>5,9710</text:p>
          </table:table-cell>
          <table:table-cell office:value-type="float" office:value="1" calcext:value-type="float">
            <text:p>1,0000</text:p>
          </table:table-cell>
          <table:table-cell office:value-type="float" office:value="4.1848222222" calcext:value-type="float">
            <text:p>4,1848</text:p>
          </table:table-cell>
          <table:table-cell table:formula="of:=IF(([.B5] &gt;= [.D5])   AND   ([.B5]&gt;=[.F5]) ;1;0)" office:value-type="float" office:value="1" calcext:value-type="float">
            <text:p>1</text:p>
          </table:table-cell>
          <table:table-cell table:formula="of:=IF(([.D5] &gt;= [.F5])     AND     ([.D5]&gt;=[.B5]) ;1;0)" office:value-type="float" office:value="0" calcext:value-type="float">
            <text:p>0</text:p>
          </table:table-cell>
          <table:table-cell table:formula="of:=IF(([.F5] &gt;= [.B5])   OR   ([.F5]&gt;=[.D5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.001847" calcext:value-type="float">
            <text:p>1,0018</text:p>
          </table:table-cell>
          <table:table-cell office:value-type="float" office:value="4.4427777778" calcext:value-type="float">
            <text:p>4,4428</text:p>
          </table:table-cell>
          <table:table-cell office:value-type="float" office:value="1.0018" calcext:value-type="float">
            <text:p>1,0018</text:p>
          </table:table-cell>
          <table:table-cell office:value-type="float" office:value="5.2047" calcext:value-type="float">
            <text:p>5,2047</text:p>
          </table:table-cell>
          <table:table-cell office:value-type="float" office:value="1.00065" calcext:value-type="float">
            <text:p>1,0007</text:p>
          </table:table-cell>
          <table:table-cell office:value-type="float" office:value="3.5980944444" calcext:value-type="float">
            <text:p>3,5981</text:p>
          </table:table-cell>
          <table:table-cell table:formula="of:=IF(([.B6] &gt;= [.D6])   AND   ([.B6]&gt;=[.F6]) ;1;0)" office:value-type="float" office:value="1" calcext:value-type="float">
            <text:p>1</text:p>
          </table:table-cell>
          <table:table-cell table:formula="of:=IF(([.D6] &gt;= [.F6])     AND     ([.D6]&gt;=[.B6]) ;1;0)" office:value-type="float" office:value="0" calcext:value-type="float">
            <text:p>0</text:p>
          </table:table-cell>
          <table:table-cell table:formula="of:=IF(([.F6] &gt;= [.B6])   OR   ([.F6]&gt;=[.D6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.000715" calcext:value-type="float">
            <text:p>1,0007</text:p>
          </table:table-cell>
          <table:table-cell office:value-type="float" office:value="3.1389944444" calcext:value-type="float">
            <text:p>3,1390</text:p>
          </table:table-cell>
          <table:table-cell office:value-type="float" office:value="1.0007" calcext:value-type="float">
            <text:p>1,0007</text:p>
          </table:table-cell>
          <table:table-cell office:value-type="float" office:value="3.792" calcext:value-type="float">
            <text:p>3,7920</text:p>
          </table:table-cell>
          <table:table-cell office:value-type="float" office:value="1.000715" calcext:value-type="float">
            <text:p>1,0007</text:p>
          </table:table-cell>
          <table:table-cell office:value-type="float" office:value="3.5512444444" calcext:value-type="float">
            <text:p>3,5512</text:p>
          </table:table-cell>
          <table:table-cell table:formula="of:=IF(([.B7] &gt;= [.D7])   AND   ([.B7]&gt;=[.F7]) ;1;0)" office:value-type="float" office:value="1" calcext:value-type="float">
            <text:p>1</text:p>
          </table:table-cell>
          <table:table-cell table:formula="of:=IF(([.D7] &gt;= [.F7])     AND     ([.D7]&gt;=[.B7]) ;1;0)" office:value-type="float" office:value="0" calcext:value-type="float">
            <text:p>0</text:p>
          </table:table-cell>
          <table:table-cell table:formula="of:=IF(([.F7] &gt;= [.B7])   OR   ([.F7]&gt;=[.D7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1.008529" calcext:value-type="float">
            <text:p>1,0085</text:p>
          </table:table-cell>
          <table:table-cell office:value-type="float" office:value="5.3139222222" calcext:value-type="float">
            <text:p>5,3139</text:p>
          </table:table-cell>
          <table:table-cell office:value-type="float" office:value="1.01" calcext:value-type="float">
            <text:p>1,0100</text:p>
          </table:table-cell>
          <table:table-cell office:value-type="float" office:value="6.1381" calcext:value-type="float">
            <text:p>6,1381</text:p>
          </table:table-cell>
          <table:table-cell office:value-type="float" office:value="1.008529" calcext:value-type="float">
            <text:p>1,0085</text:p>
          </table:table-cell>
          <table:table-cell office:value-type="float" office:value="5.4650888889" calcext:value-type="float">
            <text:p>5,4651</text:p>
          </table:table-cell>
          <table:table-cell table:formula="of:=IF(([.B8] &gt;= [.D8])   AND   ([.B8]&gt;=[.F8]) ;1;0)" office:value-type="float" office:value="0" calcext:value-type="float">
            <text:p>0</text:p>
          </table:table-cell>
          <table:table-cell table:formula="of:=IF(([.D8] &gt;= [.F8])     AND     ([.D8]&gt;=[.B8]) ;1;0)" office:value-type="float" office:value="1" calcext:value-type="float">
            <text:p>1</text:p>
          </table:table-cell>
          <table:table-cell table:formula="of:=IF(([.F8] &gt;= [.B8])   OR   ([.F8]&gt;=[.D8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1" calcext:value-type="float">
            <text:p>1,0000</text:p>
          </table:table-cell>
          <table:table-cell office:value-type="float" office:value="3.8183277778" calcext:value-type="float">
            <text:p>3,8183</text:p>
          </table:table-cell>
          <table:table-cell office:value-type="float" office:value="1" calcext:value-type="float">
            <text:p>1,0000</text:p>
          </table:table-cell>
          <table:table-cell office:value-type="float" office:value="4.7859" calcext:value-type="float">
            <text:p>4,7859</text:p>
          </table:table-cell>
          <table:table-cell office:value-type="float" office:value="1" calcext:value-type="float">
            <text:p>1,0000</text:p>
          </table:table-cell>
          <table:table-cell office:value-type="float" office:value="4.2136444444" calcext:value-type="float">
            <text:p>4,2136</text:p>
          </table:table-cell>
          <table:table-cell table:formula="of:=IF(([.B9] &gt;= [.D9])   AND   ([.B9]&gt;=[.F9]) ;1;0)" office:value-type="float" office:value="1" calcext:value-type="float">
            <text:p>1</text:p>
          </table:table-cell>
          <table:table-cell table:formula="of:=IF(([.D9] &gt;= [.F9])     AND     ([.D9]&gt;=[.B9]) ;1;0)" office:value-type="float" office:value="1" calcext:value-type="float">
            <text:p>1</text:p>
          </table:table-cell>
          <table:table-cell table:formula="of:=IF(([.F9] &gt;= [.B9])   OR   ([.F9]&gt;=[.D9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1" calcext:value-type="float">
            <text:p>1,0000</text:p>
          </table:table-cell>
          <table:table-cell office:value-type="float" office:value="4.3328277778" calcext:value-type="float">
            <text:p>4,3328</text:p>
          </table:table-cell>
          <table:table-cell office:value-type="float" office:value="1" calcext:value-type="float">
            <text:p>1,0000</text:p>
          </table:table-cell>
          <table:table-cell office:value-type="float" office:value="6.3431" calcext:value-type="float">
            <text:p>6,3431</text:p>
          </table:table-cell>
          <table:table-cell office:value-type="float" office:value="1" calcext:value-type="float">
            <text:p>1,0000</text:p>
          </table:table-cell>
          <table:table-cell office:value-type="float" office:value="5.0557388889" calcext:value-type="float">
            <text:p>5,0557</text:p>
          </table:table-cell>
          <table:table-cell table:formula="of:=IF(([.B10] &gt;= [.D10])   AND   ([.B10]&gt;=[.F10]) ;1;0)" office:value-type="float" office:value="1" calcext:value-type="float">
            <text:p>1</text:p>
          </table:table-cell>
          <table:table-cell table:formula="of:=IF(([.D10] &gt;= [.F10])     AND     ([.D10]&gt;=[.B10]) ;1;0)" office:value-type="float" office:value="1" calcext:value-type="float">
            <text:p>1</text:p>
          </table:table-cell>
          <table:table-cell table:formula="of:=IF(([.F10] &gt;= [.B10])   OR   ([.F10]&gt;=[.D10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1.0286516667" calcext:value-type="float">
            <text:p>1,0287</text:p>
          </table:table-cell>
          <table:table-cell office:value-type="float" office:value="6.9312888889" calcext:value-type="float">
            <text:p>6,9313</text:p>
          </table:table-cell>
          <table:table-cell office:value-type="float" office:value="1.0294" calcext:value-type="float">
            <text:p>1,0294</text:p>
          </table:table-cell>
          <table:table-cell office:value-type="float" office:value="8.2186" calcext:value-type="float">
            <text:p>8,2186</text:p>
          </table:table-cell>
          <table:table-cell office:value-type="float" office:value="1.034928" calcext:value-type="float">
            <text:p>1,0349</text:p>
          </table:table-cell>
          <table:table-cell office:value-type="float" office:value="6.8959833333" calcext:value-type="float">
            <text:p>6,8960</text:p>
          </table:table-cell>
          <table:table-cell table:formula="of:=IF(([.B11] &gt;= [.D11])   AND   ([.B11]&gt;=[.F11]) ;1;0)" office:value-type="float" office:value="0" calcext:value-type="float">
            <text:p>0</text:p>
          </table:table-cell>
          <table:table-cell table:formula="of:=IF(([.D11] &gt;= [.F11])     AND     ([.D11]&gt;=[.B11]) ;1;0)" office:value-type="float" office:value="0" calcext:value-type="float">
            <text:p>0</text:p>
          </table:table-cell>
          <table:table-cell table:formula="of:=IF(([.F11] &gt;= [.B11])   OR   ([.F11]&gt;=[.D11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1.0130033333" calcext:value-type="float">
            <text:p>1,0130</text:p>
          </table:table-cell>
          <table:table-cell office:value-type="float" office:value="4.3855055556" calcext:value-type="float">
            <text:p>4,3855</text:p>
          </table:table-cell>
          <table:table-cell office:value-type="float" office:value="1.013" calcext:value-type="float">
            <text:p>1,0130</text:p>
          </table:table-cell>
          <table:table-cell office:value-type="float" office:value="5.5889" calcext:value-type="float">
            <text:p>5,5889</text:p>
          </table:table-cell>
          <table:table-cell office:value-type="float" office:value="1.0130033333" calcext:value-type="float">
            <text:p>1,0130</text:p>
          </table:table-cell>
          <table:table-cell office:value-type="float" office:value="4.6101055556" calcext:value-type="float">
            <text:p>4,6101</text:p>
          </table:table-cell>
          <table:table-cell table:formula="of:=IF(([.B12] &gt;= [.D12])   AND   ([.B12]&gt;=[.F12]) ;1;0)" office:value-type="float" office:value="1" calcext:value-type="float">
            <text:p>1</text:p>
          </table:table-cell>
          <table:table-cell table:formula="of:=IF(([.D12] &gt;= [.F12])     AND     ([.D12]&gt;=[.B12]) ;1;0)" office:value-type="float" office:value="0" calcext:value-type="float">
            <text:p>0</text:p>
          </table:table-cell>
          <table:table-cell table:formula="of:=IF(([.F12] &gt;= [.B12])   OR   ([.F12]&gt;=[.D12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.049638" calcext:value-type="float">
            <text:p>1,0496</text:p>
          </table:table-cell>
          <table:table-cell office:value-type="float" office:value="4.0696222222" calcext:value-type="float">
            <text:p>4,0696</text:p>
          </table:table-cell>
          <table:table-cell office:value-type="float" office:value="1.0496" calcext:value-type="float">
            <text:p>1,0496</text:p>
          </table:table-cell>
          <table:table-cell office:value-type="float" office:value="5.5138" calcext:value-type="float">
            <text:p>5,5138</text:p>
          </table:table-cell>
          <table:table-cell office:value-type="float" office:value="1.049638" calcext:value-type="float">
            <text:p>1,0496</text:p>
          </table:table-cell>
          <table:table-cell office:value-type="float" office:value="4.4074111111" calcext:value-type="float">
            <text:p>4,4074</text:p>
          </table:table-cell>
          <table:table-cell table:formula="of:=IF(([.B13] &gt;= [.D13])   AND   ([.B13]&gt;=[.F13]) ;1;0)" office:value-type="float" office:value="1" calcext:value-type="float">
            <text:p>1</text:p>
          </table:table-cell>
          <table:table-cell table:formula="of:=IF(([.D13] &gt;= [.F13])     AND     ([.D13]&gt;=[.B13]) ;1;0)" office:value-type="float" office:value="0" calcext:value-type="float">
            <text:p>0</text:p>
          </table:table-cell>
          <table:table-cell table:formula="of:=IF(([.F13] &gt;= [.B13])   OR   ([.F13]&gt;=[.D13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.171335" calcext:value-type="float">
            <text:p>1,1713</text:p>
          </table:table-cell>
          <table:table-cell office:value-type="float" office:value="14.86795" calcext:value-type="float">
            <text:p>14,8680</text:p>
          </table:table-cell>
          <table:table-cell office:value-type="float" office:value="1.1948" calcext:value-type="float">
            <text:p>1,1948</text:p>
          </table:table-cell>
          <table:table-cell office:value-type="float" office:value="16.0827" calcext:value-type="float">
            <text:p>16,0827</text:p>
          </table:table-cell>
          <table:table-cell office:value-type="float" office:value="1.200768" calcext:value-type="float">
            <text:p>1,2008</text:p>
          </table:table-cell>
          <table:table-cell office:value-type="float" office:value="103.0777555556" calcext:value-type="float">
            <text:p>103,0778</text:p>
          </table:table-cell>
          <table:table-cell table:formula="of:=IF(([.B14] &gt;= [.D14])   AND   ([.B14]&gt;=[.F14]) ;1;0)" office:value-type="float" office:value="0" calcext:value-type="float">
            <text:p>0</text:p>
          </table:table-cell>
          <table:table-cell table:formula="of:=IF(([.D14] &gt;= [.F14])     AND     ([.D14]&gt;=[.B14]) ;1;0)" office:value-type="float" office:value="0" calcext:value-type="float">
            <text:p>0</text:p>
          </table:table-cell>
          <table:table-cell table:formula="of:=IF(([.F14] &gt;= [.B14])   OR   ([.F14]&gt;=[.D14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.075131" calcext:value-type="float">
            <text:p>1,0751</text:p>
          </table:table-cell>
          <table:table-cell office:value-type="float" office:value="8.9006444444" calcext:value-type="float">
            <text:p>8,9006</text:p>
          </table:table-cell>
          <table:table-cell office:value-type="float" office:value="1.1202" calcext:value-type="float">
            <text:p>1,1202</text:p>
          </table:table-cell>
          <table:table-cell office:value-type="float" office:value="19.5884" calcext:value-type="float">
            <text:p>19,5884</text:p>
          </table:table-cell>
          <table:table-cell office:value-type="float" office:value="1.521568" calcext:value-type="float">
            <text:p>1,5216</text:p>
          </table:table-cell>
          <table:table-cell office:value-type="float" office:value="40.0765111111" calcext:value-type="float">
            <text:p>40,0765</text:p>
          </table:table-cell>
          <table:table-cell table:formula="of:=IF(([.B15] &gt;= [.D15])   AND   ([.B15]&gt;=[.F15]) ;1;0)" office:value-type="float" office:value="0" calcext:value-type="float">
            <text:p>0</text:p>
          </table:table-cell>
          <table:table-cell table:formula="of:=IF(([.D15] &gt;= [.F15])     AND     ([.D15]&gt;=[.B15]) ;1;0)" office:value-type="float" office:value="0" calcext:value-type="float">
            <text:p>0</text:p>
          </table:table-cell>
          <table:table-cell table:formula="of:=IF(([.F15] &gt;= [.B15])   OR   ([.F15]&gt;=[.D15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.518687" calcext:value-type="float">
            <text:p>1,5187</text:p>
          </table:table-cell>
          <table:table-cell office:value-type="float" office:value="2.7434611111" calcext:value-type="float">
            <text:p>2,7435</text:p>
          </table:table-cell>
          <table:table-cell office:value-type="float" office:value="1.5238" calcext:value-type="float">
            <text:p>1,5238</text:p>
          </table:table-cell>
          <table:table-cell office:value-type="float" office:value="4.0868" calcext:value-type="float">
            <text:p>4,0868</text:p>
          </table:table-cell>
          <table:table-cell office:value-type="float" office:value="1.518687" calcext:value-type="float">
            <text:p>1,5187</text:p>
          </table:table-cell>
          <table:table-cell office:value-type="float" office:value="3.4081666667" calcext:value-type="float">
            <text:p>3,4082</text:p>
          </table:table-cell>
          <table:table-cell table:formula="of:=IF(([.B16] &gt;= [.D16])   AND   ([.B16]&gt;=[.F16]) ;1;0)" office:value-type="float" office:value="0" calcext:value-type="float">
            <text:p>0</text:p>
          </table:table-cell>
          <table:table-cell table:formula="of:=IF(([.D16] &gt;= [.F16])     AND     ([.D16]&gt;=[.B16]) ;1;0)" office:value-type="float" office:value="1" calcext:value-type="float">
            <text:p>1</text:p>
          </table:table-cell>
          <table:table-cell table:formula="of:=IF(([.F16] &gt;= [.B16])   OR   ([.F16]&gt;=[.D16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.182994" calcext:value-type="float">
            <text:p>1,1830</text:p>
          </table:table-cell>
          <table:table-cell office:value-type="float" office:value="2.8612944444" calcext:value-type="float">
            <text:p>2,8613</text:p>
          </table:table-cell>
          <table:table-cell office:value-type="float" office:value="1.183" calcext:value-type="float">
            <text:p>1,1830</text:p>
          </table:table-cell>
          <table:table-cell office:value-type="float" office:value="3.029" calcext:value-type="float">
            <text:p>3,0290</text:p>
          </table:table-cell>
          <table:table-cell office:value-type="float" office:value="1.182994" calcext:value-type="float">
            <text:p>1,1830</text:p>
          </table:table-cell>
          <table:table-cell office:value-type="float" office:value="3.4813111111" calcext:value-type="float">
            <text:p>3,4813</text:p>
          </table:table-cell>
          <table:table-cell table:formula="of:=IF(([.B17] &gt;= [.D17])   AND   ([.B17]&gt;=[.F17]) ;1;0)" office:value-type="float" office:value="0" calcext:value-type="float">
            <text:p>0</text:p>
          </table:table-cell>
          <table:table-cell table:formula="of:=IF(([.D17] &gt;= [.F17])     AND     ([.D17]&gt;=[.B17]) ;1;0)" office:value-type="float" office:value="1" calcext:value-type="float">
            <text:p>1</text:p>
          </table:table-cell>
          <table:table-cell table:formula="of:=IF(([.F17] &gt;= [.B17])   OR   ([.F17]&gt;=[.D17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.000387" calcext:value-type="float">
            <text:p>1,0004</text:p>
          </table:table-cell>
          <table:table-cell office:value-type="float" office:value="6.9200222222" calcext:value-type="float">
            <text:p>6,9200</text:p>
          </table:table-cell>
          <table:table-cell office:value-type="float" office:value="1.0004" calcext:value-type="float">
            <text:p>1,0004</text:p>
          </table:table-cell>
          <table:table-cell office:value-type="float" office:value="7.0879" calcext:value-type="float">
            <text:p>7,0879</text:p>
          </table:table-cell>
          <table:table-cell office:value-type="float" office:value="1.000387" calcext:value-type="float">
            <text:p>1,0004</text:p>
          </table:table-cell>
          <table:table-cell office:value-type="float" office:value="7.2210666667" calcext:value-type="float">
            <text:p>7,2211</text:p>
          </table:table-cell>
          <table:table-cell table:formula="of:=IF(([.B18] &gt;= [.D18])   AND   ([.B18]&gt;=[.F18]) ;1;0)" office:value-type="float" office:value="0" calcext:value-type="float">
            <text:p>0</text:p>
          </table:table-cell>
          <table:table-cell table:formula="of:=IF(([.D18] &gt;= [.F18])     AND     ([.D18]&gt;=[.B18]) ;1;0)" office:value-type="float" office:value="1" calcext:value-type="float">
            <text:p>1</text:p>
          </table:table-cell>
          <table:table-cell table:formula="of:=IF(([.F18] &gt;= [.B18])   OR   ([.F18]&gt;=[.D18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1.190918" calcext:value-type="float">
            <text:p>1,1909</text:p>
          </table:table-cell>
          <table:table-cell office:value-type="float" office:value="4.0887611111" calcext:value-type="float">
            <text:p>4,0888</text:p>
          </table:table-cell>
          <table:table-cell office:value-type="float" office:value="1.1909" calcext:value-type="float">
            <text:p>1,1909</text:p>
          </table:table-cell>
          <table:table-cell office:value-type="float" office:value="4.5788" calcext:value-type="float">
            <text:p>4,5788</text:p>
          </table:table-cell>
          <table:table-cell office:value-type="float" office:value="1.190918" calcext:value-type="float">
            <text:p>1,1909</text:p>
          </table:table-cell>
          <table:table-cell office:value-type="float" office:value="4.2350055556" calcext:value-type="float">
            <text:p>4,2350</text:p>
          </table:table-cell>
          <table:table-cell table:formula="of:=IF(([.B19] &gt;= [.D19])   AND   ([.B19]&gt;=[.F19]) ;1;0)" office:value-type="float" office:value="1" calcext:value-type="float">
            <text:p>1</text:p>
          </table:table-cell>
          <table:table-cell table:formula="of:=IF(([.D19] &gt;= [.F19])     AND     ([.D19]&gt;=[.B19]) ;1;0)" office:value-type="float" office:value="0" calcext:value-type="float">
            <text:p>0</text:p>
          </table:table-cell>
          <table:table-cell table:formula="of:=IF(([.F19] &gt;= [.B19])   OR   ([.F19]&gt;=[.D19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1" calcext:value-type="float">
            <text:p>1,0000</text:p>
          </table:table-cell>
          <table:table-cell office:value-type="float" office:value="4.8180611111" calcext:value-type="float">
            <text:p>4,8181</text:p>
          </table:table-cell>
          <table:table-cell office:value-type="float" office:value="1" calcext:value-type="float">
            <text:p>1,0000</text:p>
          </table:table-cell>
          <table:table-cell office:value-type="float" office:value="4.8185" calcext:value-type="float">
            <text:p>4,8185</text:p>
          </table:table-cell>
          <table:table-cell office:value-type="float" office:value="1" calcext:value-type="float">
            <text:p>1,0000</text:p>
          </table:table-cell>
          <table:table-cell office:value-type="float" office:value="5.0841722222" calcext:value-type="float">
            <text:p>5,0842</text:p>
          </table:table-cell>
          <table:table-cell table:formula="of:=IF(([.B20] &gt;= [.D20])   AND   ([.B20]&gt;=[.F20]) ;1;0)" office:value-type="float" office:value="1" calcext:value-type="float">
            <text:p>1</text:p>
          </table:table-cell>
          <table:table-cell table:formula="of:=IF(([.D20] &gt;= [.F20])     AND     ([.D20]&gt;=[.B20]) ;1;0)" office:value-type="float" office:value="1" calcext:value-type="float">
            <text:p>1</text:p>
          </table:table-cell>
          <table:table-cell table:formula="of:=IF(([.F20] &gt;= [.B20])   OR   ([.F20]&gt;=[.D20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1" calcext:value-type="float">
            <text:p>1,0000</text:p>
          </table:table-cell>
          <table:table-cell office:value-type="float" office:value="3.2532388889" calcext:value-type="float">
            <text:p>3,2532</text:p>
          </table:table-cell>
          <table:table-cell office:value-type="float" office:value="1" calcext:value-type="float">
            <text:p>1,0000</text:p>
          </table:table-cell>
          <table:table-cell office:value-type="float" office:value="3.2687" calcext:value-type="float">
            <text:p>3,2687</text:p>
          </table:table-cell>
          <table:table-cell office:value-type="float" office:value="1" calcext:value-type="float">
            <text:p>1,0000</text:p>
          </table:table-cell>
          <table:table-cell office:value-type="float" office:value="3.3059444444" calcext:value-type="float">
            <text:p>3,3059</text:p>
          </table:table-cell>
          <table:table-cell table:formula="of:=IF(([.B21] &gt;= [.D21])   AND   ([.B21]&gt;=[.F21]) ;1;0)" office:value-type="float" office:value="1" calcext:value-type="float">
            <text:p>1</text:p>
          </table:table-cell>
          <table:table-cell table:formula="of:=IF(([.D21] &gt;= [.F21])     AND     ([.D21]&gt;=[.B21]) ;1;0)" office:value-type="float" office:value="1" calcext:value-type="float">
            <text:p>1</text:p>
          </table:table-cell>
          <table:table-cell table:formula="of:=IF(([.F21] &gt;= [.B21])   OR   ([.F21]&gt;=[.D21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1.0144033333" calcext:value-type="float">
            <text:p>1,0144</text:p>
          </table:table-cell>
          <table:table-cell office:value-type="float" office:value="4.2293277778" calcext:value-type="float">
            <text:p>4,2293</text:p>
          </table:table-cell>
          <table:table-cell office:value-type="float" office:value="1" calcext:value-type="float">
            <text:p>1,0000</text:p>
          </table:table-cell>
          <table:table-cell office:value-type="float" office:value="4.5604" calcext:value-type="float">
            <text:p>4,5604</text:p>
          </table:table-cell>
          <table:table-cell office:value-type="float" office:value="1.0144033333" calcext:value-type="float">
            <text:p>1,0144</text:p>
          </table:table-cell>
          <table:table-cell office:value-type="float" office:value="5.23585" calcext:value-type="float">
            <text:p>5,2359</text:p>
          </table:table-cell>
          <table:table-cell table:formula="of:=IF(([.B22] &gt;= [.D22])   AND   ([.B22]&gt;=[.F22]) ;1;0)" office:value-type="float" office:value="1" calcext:value-type="float">
            <text:p>1</text:p>
          </table:table-cell>
          <table:table-cell table:formula="of:=IF(([.D22] &gt;= [.F22])     AND     ([.D22]&gt;=[.B22]) ;1;0)" office:value-type="float" office:value="0" calcext:value-type="float">
            <text:p>0</text:p>
          </table:table-cell>
          <table:table-cell table:formula="of:=IF(([.F22] &gt;= [.B22])   OR   ([.F22]&gt;=[.D22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1.000257" calcext:value-type="float">
            <text:p>1,0003</text:p>
          </table:table-cell>
          <table:table-cell office:value-type="float" office:value="3.2270444444" calcext:value-type="float">
            <text:p>3,2270</text:p>
          </table:table-cell>
          <table:table-cell office:value-type="float" office:value="1.0003" calcext:value-type="float">
            <text:p>1,0003</text:p>
          </table:table-cell>
          <table:table-cell office:value-type="float" office:value="3.3077" calcext:value-type="float">
            <text:p>3,3077</text:p>
          </table:table-cell>
          <table:table-cell office:value-type="float" office:value="1.0005146667" calcext:value-type="float">
            <text:p>1,0005</text:p>
          </table:table-cell>
          <table:table-cell office:value-type="float" office:value="4.4744722222" calcext:value-type="float">
            <text:p>4,4745</text:p>
          </table:table-cell>
          <table:table-cell table:formula="of:=IF(([.B23] &gt;= [.D23])   AND   ([.B23]&gt;=[.F23]) ;1;0)" office:value-type="float" office:value="0" calcext:value-type="float">
            <text:p>0</text:p>
          </table:table-cell>
          <table:table-cell table:formula="of:=IF(([.D23] &gt;= [.F23])     AND     ([.D23]&gt;=[.B23]) ;1;0)" office:value-type="float" office:value="0" calcext:value-type="float">
            <text:p>0</text:p>
          </table:table-cell>
          <table:table-cell table:formula="of:=IF(([.F23] &gt;= [.B23])   OR   ([.F23]&gt;=[.D23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1.0243253333" calcext:value-type="float">
            <text:p>1,0243</text:p>
          </table:table-cell>
          <table:table-cell office:value-type="float" office:value="4.4005611111" calcext:value-type="float">
            <text:p>4,4006</text:p>
          </table:table-cell>
          <table:table-cell office:value-type="float" office:value="1" calcext:value-type="float">
            <text:p>1,0000</text:p>
          </table:table-cell>
          <table:table-cell office:value-type="float" office:value="4.6662" calcext:value-type="float">
            <text:p>4,6662</text:p>
          </table:table-cell>
          <table:table-cell office:value-type="float" office:value="1" calcext:value-type="float">
            <text:p>1,0000</text:p>
          </table:table-cell>
          <table:table-cell office:value-type="float" office:value="4.5346277778" calcext:value-type="float">
            <text:p>4,5346</text:p>
          </table:table-cell>
          <table:table-cell table:formula="of:=IF(([.B24] &gt;= [.D24])   AND   ([.B24]&gt;=[.F24]) ;1;0)" office:value-type="float" office:value="1" calcext:value-type="float">
            <text:p>1</text:p>
          </table:table-cell>
          <table:table-cell table:formula="of:=IF(([.D24] &gt;= [.F24])     AND     ([.D24]&gt;=[.B24]) ;1;0)" office:value-type="float" office:value="0" calcext:value-type="float">
            <text:p>0</text:p>
          </table:table-cell>
          <table:table-cell table:formula="of:=IF(([.F24] &gt;= [.B24])   OR   ([.F24]&gt;=[.D24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1.000215" calcext:value-type="float">
            <text:p>1,0002</text:p>
          </table:table-cell>
          <table:table-cell office:value-type="float" office:value="7.9285166667" calcext:value-type="float">
            <text:p>7,9285</text:p>
          </table:table-cell>
          <table:table-cell office:value-type="float" office:value="1.0002" calcext:value-type="float">
            <text:p>1,0002</text:p>
          </table:table-cell>
          <table:table-cell office:value-type="float" office:value="8.0064" calcext:value-type="float">
            <text:p>8,0064</text:p>
          </table:table-cell>
          <table:table-cell office:value-type="float" office:value="1.000573" calcext:value-type="float">
            <text:p>1,0006</text:p>
          </table:table-cell>
          <table:table-cell office:value-type="float" office:value="9.1565444444" calcext:value-type="float">
            <text:p>9,1565</text:p>
          </table:table-cell>
          <table:table-cell table:formula="of:=IF(([.B25] &gt;= [.D25])   AND   ([.B25]&gt;=[.F25]) ;1;0)" office:value-type="float" office:value="0" calcext:value-type="float">
            <text:p>0</text:p>
          </table:table-cell>
          <table:table-cell table:formula="of:=IF(([.D25] &gt;= [.F25])     AND     ([.D25]&gt;=[.B25]) ;1;0)" office:value-type="float" office:value="0" calcext:value-type="float">
            <text:p>0</text:p>
          </table:table-cell>
          <table:table-cell table:formula="of:=IF(([.F25] &gt;= [.B25])   OR   ([.F25]&gt;=[.D25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1.0244423333" calcext:value-type="float">
            <text:p>1,0244</text:p>
          </table:table-cell>
          <table:table-cell office:value-type="float" office:value="6.6874722222" calcext:value-type="float">
            <text:p>6,6875</text:p>
          </table:table-cell>
          <table:table-cell office:value-type="float" office:value="1.018" calcext:value-type="float">
            <text:p>1,0180</text:p>
          </table:table-cell>
          <table:table-cell office:value-type="float" office:value="8.2846" calcext:value-type="float">
            <text:p>8,2846</text:p>
          </table:table-cell>
          <table:table-cell office:value-type="float" office:value="1.0279013333" calcext:value-type="float">
            <text:p>1,0279</text:p>
          </table:table-cell>
          <table:table-cell office:value-type="float" office:value="7.6383555556" calcext:value-type="float">
            <text:p>7,6384</text:p>
          </table:table-cell>
          <table:table-cell table:formula="of:=IF(([.B26] &gt;= [.D26])   AND   ([.B26]&gt;=[.F26]) ;1;0)" office:value-type="float" office:value="0" calcext:value-type="float">
            <text:p>0</text:p>
          </table:table-cell>
          <table:table-cell table:formula="of:=IF(([.D26] &gt;= [.F26])     AND     ([.D26]&gt;=[.B26]) ;1;0)" office:value-type="float" office:value="0" calcext:value-type="float">
            <text:p>0</text:p>
          </table:table-cell>
          <table:table-cell table:formula="of:=IF(([.F26] &gt;= [.B26])   OR   ([.F26]&gt;=[.D26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4</text:p>
          </table:table-cell>
          <table:table-cell office:value-type="float" office:value="1.283969" calcext:value-type="float">
            <text:p>1,2840</text:p>
          </table:table-cell>
          <table:table-cell office:value-type="float" office:value="15.2516333333" calcext:value-type="float">
            <text:p>15,2516</text:p>
          </table:table-cell>
          <table:table-cell office:value-type="float" office:value="1.0378" calcext:value-type="float">
            <text:p>1,0378</text:p>
          </table:table-cell>
          <table:table-cell office:value-type="float" office:value="10.05" calcext:value-type="float">
            <text:p>10,0500</text:p>
          </table:table-cell>
          <table:table-cell office:value-type="float" office:value="1.4663006667" calcext:value-type="float">
            <text:p>1,4663</text:p>
          </table:table-cell>
          <table:table-cell office:value-type="float" office:value="22.9768666667" calcext:value-type="float">
            <text:p>22,9769</text:p>
          </table:table-cell>
          <table:table-cell table:formula="of:=IF(([.B27] &gt;= [.D27])   AND   ([.B27]&gt;=[.F27]) ;1;0)" office:value-type="float" office:value="0" calcext:value-type="float">
            <text:p>0</text:p>
          </table:table-cell>
          <table:table-cell table:formula="of:=IF(([.D27] &gt;= [.F27])     AND     ([.D27]&gt;=[.B27]) ;1;0)" office:value-type="float" office:value="0" calcext:value-type="float">
            <text:p>0</text:p>
          </table:table-cell>
          <table:table-cell table:formula="of:=IF(([.F27] &gt;= [.B27])   OR   ([.F27]&gt;=[.D27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5</text:p>
          </table:table-cell>
          <table:table-cell office:value-type="float" office:value="1.0001226667" calcext:value-type="float">
            <text:p>1,0001</text:p>
          </table:table-cell>
          <table:table-cell office:value-type="float" office:value="5.7086944444" calcext:value-type="float">
            <text:p>5,7087</text:p>
          </table:table-cell>
          <table:table-cell office:value-type="float" office:value="1.2419" calcext:value-type="float">
            <text:p>1,2419</text:p>
          </table:table-cell>
          <table:table-cell office:value-type="float" office:value="13.7624" calcext:value-type="float">
            <text:p>13,7624</text:p>
          </table:table-cell>
          <table:table-cell office:value-type="float" office:value="1.000184" calcext:value-type="float">
            <text:p>1,0002</text:p>
          </table:table-cell>
          <table:table-cell office:value-type="float" office:value="6.7637888889" calcext:value-type="float">
            <text:p>6,7638</text:p>
          </table:table-cell>
          <table:table-cell table:formula="of:=IF(([.B28] &gt;= [.D28])   AND   ([.B28]&gt;=[.F28]) ;1;0)" office:value-type="float" office:value="0" calcext:value-type="float">
            <text:p>0</text:p>
          </table:table-cell>
          <table:table-cell table:formula="of:=IF(([.D28] &gt;= [.F28])     AND     ([.D28]&gt;=[.B28]) ;1;0)" office:value-type="float" office:value="1" calcext:value-type="float">
            <text:p>1</text:p>
          </table:table-cell>
          <table:table-cell table:formula="of:=IF(([.F28] &gt;= [.B28])   OR   ([.F28]&gt;=[.D28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6</text:p>
          </table:table-cell>
          <table:table-cell office:value-type="float" office:value="1" calcext:value-type="float">
            <text:p>1,0000</text:p>
          </table:table-cell>
          <table:table-cell office:value-type="float" office:value="5.2376777778" calcext:value-type="float">
            <text:p>5,2377</text:p>
          </table:table-cell>
          <table:table-cell office:value-type="float" office:value="1.0001" calcext:value-type="float">
            <text:p>1,0001</text:p>
          </table:table-cell>
          <table:table-cell office:value-type="float" office:value="6.3005" calcext:value-type="float">
            <text:p>6,3005</text:p>
          </table:table-cell>
          <table:table-cell office:value-type="float" office:value="1" calcext:value-type="float">
            <text:p>1,0000</text:p>
          </table:table-cell>
          <table:table-cell office:value-type="float" office:value="5.3543277778" calcext:value-type="float">
            <text:p>5,3543</text:p>
          </table:table-cell>
          <table:table-cell table:formula="of:=IF(([.B29] &gt;= [.D29])   AND   ([.B29]&gt;=[.F29]) ;1;0)" office:value-type="float" office:value="0" calcext:value-type="float">
            <text:p>0</text:p>
          </table:table-cell>
          <table:table-cell table:formula="of:=IF(([.D29] &gt;= [.F29])     AND     ([.D29]&gt;=[.B29]) ;1;0)" office:value-type="float" office:value="1" calcext:value-type="float">
            <text:p>1</text:p>
          </table:table-cell>
          <table:table-cell table:formula="of:=IF(([.F29] &gt;= [.B29])   OR   ([.F29]&gt;=[.D29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7</text:p>
          </table:table-cell>
          <table:table-cell office:value-type="float" office:value="1.1729796667" calcext:value-type="float">
            <text:p>1,1730</text:p>
          </table:table-cell>
          <table:table-cell office:value-type="float" office:value="9.6990944444" calcext:value-type="float">
            <text:p>9,6991</text:p>
          </table:table-cell>
          <table:table-cell office:value-type="float" office:value="1.0742" calcext:value-type="float">
            <text:p>1,0742</text:p>
          </table:table-cell>
          <table:table-cell office:value-type="float" office:value="6.8809" calcext:value-type="float">
            <text:p>6,8809</text:p>
          </table:table-cell>
          <table:table-cell office:value-type="float" office:value="1.2069353333" calcext:value-type="float">
            <text:p>1,2069</text:p>
          </table:table-cell>
          <table:table-cell office:value-type="float" office:value="8.8776111111" calcext:value-type="float">
            <text:p>8,8776</text:p>
          </table:table-cell>
          <table:table-cell table:formula="of:=IF(([.B30] &gt;= [.D30])   AND   ([.B30]&gt;=[.F30]) ;1;0)" office:value-type="float" office:value="0" calcext:value-type="float">
            <text:p>0</text:p>
          </table:table-cell>
          <table:table-cell table:formula="of:=IF(([.D30] &gt;= [.F30])     AND     ([.D30]&gt;=[.B30]) ;1;0)" office:value-type="float" office:value="0" calcext:value-type="float">
            <text:p>0</text:p>
          </table:table-cell>
          <table:table-cell table:formula="of:=IF(([.F30] &gt;= [.B30])   OR   ([.F30]&gt;=[.D30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8</text:p>
          </table:table-cell>
          <table:table-cell office:value-type="float" office:value="1.0988856667" calcext:value-type="float">
            <text:p>1,0989</text:p>
          </table:table-cell>
          <table:table-cell office:value-type="float" office:value="10.4543111111" calcext:value-type="float">
            <text:p>10,4543</text:p>
          </table:table-cell>
          <table:table-cell office:value-type="float" office:value="1.1705" calcext:value-type="float">
            <text:p>1,1705</text:p>
          </table:table-cell>
          <table:table-cell office:value-type="float" office:value="10.1299" calcext:value-type="float">
            <text:p>10,1299</text:p>
          </table:table-cell>
          <table:table-cell office:value-type="float" office:value="1.0946023333" calcext:value-type="float">
            <text:p>1,0946</text:p>
          </table:table-cell>
          <table:table-cell office:value-type="float" office:value="11.5276333333" calcext:value-type="float">
            <text:p>11,5276</text:p>
          </table:table-cell>
          <table:table-cell table:formula="of:=IF(([.B31] &gt;= [.D31])   AND   ([.B31]&gt;=[.F31]) ;1;0)" office:value-type="float" office:value="0" calcext:value-type="float">
            <text:p>0</text:p>
          </table:table-cell>
          <table:table-cell table:formula="of:=IF(([.D31] &gt;= [.F31])     AND     ([.D31]&gt;=[.B31]) ;1;0)" office:value-type="float" office:value="1" calcext:value-type="float">
            <text:p>1</text:p>
          </table:table-cell>
          <table:table-cell table:formula="of:=IF(([.F31] &gt;= [.B31])   OR   ([.F31]&gt;=[.D31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9</text:p>
          </table:table-cell>
          <table:table-cell office:value-type="float" office:value="1.0286653333" calcext:value-type="float">
            <text:p>1,0287</text:p>
          </table:table-cell>
          <table:table-cell office:value-type="float" office:value="8.2631833333" calcext:value-type="float">
            <text:p>8,2632</text:p>
          </table:table-cell>
          <table:table-cell office:value-type="float" office:value="1.0823" calcext:value-type="float">
            <text:p>1,0823</text:p>
          </table:table-cell>
          <table:table-cell office:value-type="float" office:value="9.5634" calcext:value-type="float">
            <text:p>9,5634</text:p>
          </table:table-cell>
          <table:table-cell office:value-type="float" office:value="1.028734" calcext:value-type="float">
            <text:p>1,0287</text:p>
          </table:table-cell>
          <table:table-cell office:value-type="float" office:value="8.5865055556" calcext:value-type="float">
            <text:p>8,5865</text:p>
          </table:table-cell>
          <table:table-cell table:formula="of:=IF(([.B32] &gt;= [.D32])   AND   ([.B32]&gt;=[.F32]) ;1;0)" office:value-type="float" office:value="0" calcext:value-type="float">
            <text:p>0</text:p>
          </table:table-cell>
          <table:table-cell table:formula="of:=IF(([.D32] &gt;= [.F32])     AND     ([.D32]&gt;=[.B32]) ;1;0)" office:value-type="float" office:value="1" calcext:value-type="float">
            <text:p>1</text:p>
          </table:table-cell>
          <table:table-cell table:formula="of:=IF(([.F32] &gt;= [.B32])   OR   ([.F32]&gt;=[.D32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office:value-type="float" office:value="1.165566" calcext:value-type="float">
            <text:p>1,1656</text:p>
          </table:table-cell>
          <table:table-cell office:value-type="float" office:value="4.0260611111" calcext:value-type="float">
            <text:p>4,0261</text:p>
          </table:table-cell>
          <table:table-cell office:value-type="float" office:value="1.0739" calcext:value-type="float">
            <text:p>1,0739</text:p>
          </table:table-cell>
          <table:table-cell office:value-type="float" office:value="6.6246" calcext:value-type="float">
            <text:p>6,6246</text:p>
          </table:table-cell>
          <table:table-cell office:value-type="float" office:value="1.165566" calcext:value-type="float">
            <text:p>1,1656</text:p>
          </table:table-cell>
          <table:table-cell office:value-type="float" office:value="4.7445055556" calcext:value-type="float">
            <text:p>4,7445</text:p>
          </table:table-cell>
          <table:table-cell table:formula="of:=IF(([.B33] &gt;= [.D33])   AND   ([.B33]&gt;=[.F33]) ;1;0)" office:value-type="float" office:value="1" calcext:value-type="float">
            <text:p>1</text:p>
          </table:table-cell>
          <table:table-cell table:formula="of:=IF(([.D33] &gt;= [.F33])     AND     ([.D33]&gt;=[.B33]) ;1;0)" office:value-type="float" office:value="0" calcext:value-type="float">
            <text:p>0</text:p>
          </table:table-cell>
          <table:table-cell table:formula="of:=IF(([.F33] &gt;= [.B33])   OR   ([.F33]&gt;=[.D33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1</text:p>
          </table:table-cell>
          <table:table-cell office:value-type="float" office:value="1.4487873333" calcext:value-type="float">
            <text:p>1,4488</text:p>
          </table:table-cell>
          <table:table-cell office:value-type="float" office:value="6.4303833333" calcext:value-type="float">
            <text:p>6,4304</text:p>
          </table:table-cell>
          <table:table-cell office:value-type="float" office:value="1.2488" calcext:value-type="float">
            <text:p>1,2488</text:p>
          </table:table-cell>
          <table:table-cell office:value-type="float" office:value="4.9289" calcext:value-type="float">
            <text:p>4,9289</text:p>
          </table:table-cell>
          <table:table-cell office:value-type="float" office:value="1.468971" calcext:value-type="float">
            <text:p>1,4690</text:p>
          </table:table-cell>
          <table:table-cell office:value-type="float" office:value="7.7810444444" calcext:value-type="float">
            <text:p>7,7810</text:p>
          </table:table-cell>
          <table:table-cell table:formula="of:=IF(([.B34] &gt;= [.D34])   AND   ([.B34]&gt;=[.F34]) ;1;0)" office:value-type="float" office:value="0" calcext:value-type="float">
            <text:p>0</text:p>
          </table:table-cell>
          <table:table-cell table:formula="of:=IF(([.D34] &gt;= [.F34])     AND     ([.D34]&gt;=[.B34]) ;1;0)" office:value-type="float" office:value="0" calcext:value-type="float">
            <text:p>0</text:p>
          </table:table-cell>
          <table:table-cell table:formula="of:=IF(([.F34] &gt;= [.B34])   OR   ([.F34]&gt;=[.D34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office:value-type="float" office:value="1.089952" calcext:value-type="float">
            <text:p>1,0900</text:p>
          </table:table-cell>
          <table:table-cell office:value-type="float" office:value="3.5866277778" calcext:value-type="float">
            <text:p>3,5866</text:p>
          </table:table-cell>
          <table:table-cell office:value-type="float" office:value="1.3738" calcext:value-type="float">
            <text:p>1,3738</text:p>
          </table:table-cell>
          <table:table-cell office:value-type="float" office:value="6.6586" calcext:value-type="float">
            <text:p>6,6586</text:p>
          </table:table-cell>
          <table:table-cell office:value-type="float" office:value="1.089952" calcext:value-type="float">
            <text:p>1,0900</text:p>
          </table:table-cell>
          <table:table-cell office:value-type="float" office:value="4.1399222222" calcext:value-type="float">
            <text:p>4,1399</text:p>
          </table:table-cell>
          <table:table-cell table:formula="of:=IF(([.B35] &gt;= [.D35])   AND   ([.B35]&gt;=[.F35]) ;1;0)" office:value-type="float" office:value="0" calcext:value-type="float">
            <text:p>0</text:p>
          </table:table-cell>
          <table:table-cell table:formula="of:=IF(([.D35] &gt;= [.F35])     AND     ([.D35]&gt;=[.B35]) ;1;0)" office:value-type="float" office:value="1" calcext:value-type="float">
            <text:p>1</text:p>
          </table:table-cell>
          <table:table-cell table:formula="of:=IF(([.F35] &gt;= [.B35])   OR   ([.F35]&gt;=[.D35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office:value-type="float" office:value="1.056013" calcext:value-type="float">
            <text:p>1,0560</text:p>
          </table:table-cell>
          <table:table-cell office:value-type="float" office:value="5.5005944444" calcext:value-type="float">
            <text:p>5,5006</text:p>
          </table:table-cell>
          <table:table-cell office:value-type="float" office:value="1.0758" calcext:value-type="float">
            <text:p>1,0758</text:p>
          </table:table-cell>
          <table:table-cell office:value-type="float" office:value="4.5013" calcext:value-type="float">
            <text:p>4,5013</text:p>
          </table:table-cell>
          <table:table-cell office:value-type="float" office:value="1.047387" calcext:value-type="float">
            <text:p>1,0474</text:p>
          </table:table-cell>
          <table:table-cell office:value-type="float" office:value="4.4552777778" calcext:value-type="float">
            <text:p>4,4553</text:p>
          </table:table-cell>
          <table:table-cell table:formula="of:=IF(([.B36] &gt;= [.D36])   AND   ([.B36]&gt;=[.F36]) ;1;0)" office:value-type="float" office:value="0" calcext:value-type="float">
            <text:p>0</text:p>
          </table:table-cell>
          <table:table-cell table:formula="of:=IF(([.D36] &gt;= [.F36])     AND     ([.D36]&gt;=[.B36]) ;1;0)" office:value-type="float" office:value="1" calcext:value-type="float">
            <text:p>1</text:p>
          </table:table-cell>
          <table:table-cell table:formula="of:=IF(([.F36] &gt;= [.B36])   OR   ([.F36]&gt;=[.D36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4</text:p>
          </table:table-cell>
          <table:table-cell office:value-type="float" office:value="1" calcext:value-type="float">
            <text:p>1,0000</text:p>
          </table:table-cell>
          <table:table-cell office:value-type="float" office:value="5.4463222222" calcext:value-type="float">
            <text:p>5,4463</text:p>
          </table:table-cell>
          <table:table-cell office:value-type="float" office:value="1.0316" calcext:value-type="float">
            <text:p>1,0316</text:p>
          </table:table-cell>
          <table:table-cell office:value-type="float" office:value="4.8127" calcext:value-type="float">
            <text:p>4,8127</text:p>
          </table:table-cell>
          <table:table-cell office:value-type="float" office:value="1" calcext:value-type="float">
            <text:p>1,0000</text:p>
          </table:table-cell>
          <table:table-cell office:value-type="float" office:value="5.8555166667" calcext:value-type="float">
            <text:p>5,8555</text:p>
          </table:table-cell>
          <table:table-cell table:formula="of:=IF(([.B37] &gt;= [.D37])   AND   ([.B37]&gt;=[.F37]) ;1;0)" office:value-type="float" office:value="0" calcext:value-type="float">
            <text:p>0</text:p>
          </table:table-cell>
          <table:table-cell table:formula="of:=IF(([.D37] &gt;= [.F37])     AND     ([.D37]&gt;=[.B37]) ;1;0)" office:value-type="float" office:value="1" calcext:value-type="float">
            <text:p>1</text:p>
          </table:table-cell>
          <table:table-cell table:formula="of:=IF(([.F37] &gt;= [.B37])   OR   ([.F37]&gt;=[.D37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5</text:p>
          </table:table-cell>
          <table:table-cell office:value-type="float" office:value="1.5268" calcext:value-type="float">
            <text:p>1,5268</text:p>
          </table:table-cell>
          <table:table-cell office:value-type="float" office:value="6.8037722222" calcext:value-type="float">
            <text:p>6,8038</text:p>
          </table:table-cell>
          <table:table-cell office:value-type="float" office:value="1.1759" calcext:value-type="float">
            <text:p>1,1759</text:p>
          </table:table-cell>
          <table:table-cell office:value-type="float" office:value="6.6125" calcext:value-type="float">
            <text:p>6,6125</text:p>
          </table:table-cell>
          <table:table-cell office:value-type="float" office:value="1.5268006667" calcext:value-type="float">
            <text:p>1,5268</text:p>
          </table:table-cell>
          <table:table-cell office:value-type="float" office:value="7.2202444444" calcext:value-type="float">
            <text:p>7,2202</text:p>
          </table:table-cell>
          <table:table-cell table:formula="of:=IF(([.B38] &gt;= [.D38])   AND   ([.B38]&gt;=[.F38]) ;1;0)" office:value-type="float" office:value="0" calcext:value-type="float">
            <text:p>0</text:p>
          </table:table-cell>
          <table:table-cell table:formula="of:=IF(([.D38] &gt;= [.F38])     AND     ([.D38]&gt;=[.B38]) ;1;0)" office:value-type="float" office:value="0" calcext:value-type="float">
            <text:p>0</text:p>
          </table:table-cell>
          <table:table-cell table:formula="of:=IF(([.F38] &gt;= [.B38])   OR   ([.F38]&gt;=[.D38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6</text:p>
          </table:table-cell>
          <table:table-cell office:value-type="float" office:value="1.00076" calcext:value-type="float">
            <text:p>1,0008</text:p>
          </table:table-cell>
          <table:table-cell office:value-type="float" office:value="6.2173888889" calcext:value-type="float">
            <text:p>6,2174</text:p>
          </table:table-cell>
          <table:table-cell office:value-type="float" office:value="1.3519" calcext:value-type="float">
            <text:p>1,3519</text:p>
          </table:table-cell>
          <table:table-cell office:value-type="float" office:value="7.6791" calcext:value-type="float">
            <text:p>7,6791</text:p>
          </table:table-cell>
          <table:table-cell office:value-type="float" office:value="1.003445" calcext:value-type="float">
            <text:p>1,0034</text:p>
          </table:table-cell>
          <table:table-cell office:value-type="float" office:value="6.6296888889" calcext:value-type="float">
            <text:p>6,6297</text:p>
          </table:table-cell>
          <table:table-cell table:formula="of:=IF(([.B39] &gt;= [.D39])   AND   ([.B39]&gt;=[.F39]) ;1;0)" office:value-type="float" office:value="0" calcext:value-type="float">
            <text:p>0</text:p>
          </table:table-cell>
          <table:table-cell table:formula="of:=IF(([.D39] &gt;= [.F39])     AND     ([.D39]&gt;=[.B39]) ;1;0)" office:value-type="float" office:value="1" calcext:value-type="float">
            <text:p>1</text:p>
          </table:table-cell>
          <table:table-cell table:formula="of:=IF(([.F39] &gt;= [.B39])   OR   ([.F39]&gt;=[.D39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7</text:p>
          </table:table-cell>
          <table:table-cell office:value-type="float" office:value="1.1090813333" calcext:value-type="float">
            <text:p>1,1091</text:p>
          </table:table-cell>
          <table:table-cell office:value-type="float" office:value="7.2030277778" calcext:value-type="float">
            <text:p>7,2030</text:p>
          </table:table-cell>
          <table:table-cell office:value-type="float" office:value="1.033" calcext:value-type="float">
            <text:p>1,0330</text:p>
          </table:table-cell>
          <table:table-cell office:value-type="float" office:value="7.2851" calcext:value-type="float">
            <text:p>7,2851</text:p>
          </table:table-cell>
          <table:table-cell office:value-type="float" office:value="1.1057313333" calcext:value-type="float">
            <text:p>1,1057</text:p>
          </table:table-cell>
          <table:table-cell office:value-type="float" office:value="7.5234333333" calcext:value-type="float">
            <text:p>7,5234</text:p>
          </table:table-cell>
          <table:table-cell table:formula="of:=IF(([.B40] &gt;= [.D40])   AND   ([.B40]&gt;=[.F40]) ;1;0)" office:value-type="float" office:value="1" calcext:value-type="float">
            <text:p>1</text:p>
          </table:table-cell>
          <table:table-cell table:formula="of:=IF(([.D40] &gt;= [.F40])     AND     ([.D40]&gt;=[.B40]) ;1;0)" office:value-type="float" office:value="0" calcext:value-type="float">
            <text:p>0</text:p>
          </table:table-cell>
          <table:table-cell table:formula="of:=IF(([.F40] &gt;= [.B40])   OR   ([.F40]&gt;=[.D40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8</text:p>
          </table:table-cell>
          <table:table-cell office:value-type="float" office:value="1.0036653333" calcext:value-type="float">
            <text:p>1,0037</text:p>
          </table:table-cell>
          <table:table-cell office:value-type="float" office:value="12.9732111111" calcext:value-type="float">
            <text:p>12,9732</text:p>
          </table:table-cell>
          <table:table-cell office:value-type="float" office:value="1.0707" calcext:value-type="float">
            <text:p>1,0707</text:p>
          </table:table-cell>
          <table:table-cell office:value-type="float" office:value="9.8344" calcext:value-type="float">
            <text:p>9,8344</text:p>
          </table:table-cell>
          <table:table-cell office:value-type="float" office:value="1.003662" calcext:value-type="float">
            <text:p>1,0037</text:p>
          </table:table-cell>
          <table:table-cell office:value-type="float" office:value="12.3670111111" calcext:value-type="float">
            <text:p>12,3670</text:p>
          </table:table-cell>
          <table:table-cell table:formula="of:=IF(([.B41] &gt;= [.D41])   AND   ([.B41]&gt;=[.F41]) ;1;0)" office:value-type="float" office:value="0" calcext:value-type="float">
            <text:p>0</text:p>
          </table:table-cell>
          <table:table-cell table:formula="of:=IF(([.D41] &gt;= [.F41])     AND     ([.D41]&gt;=[.B41]) ;1;0)" office:value-type="float" office:value="1" calcext:value-type="float">
            <text:p>1</text:p>
          </table:table-cell>
          <table:table-cell table:formula="of:=IF(([.F41] &gt;= [.B41])   OR   ([.F41]&gt;=[.D41]) 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9</text:p>
          </table:table-cell>
          <table:table-cell office:value-type="float" office:value="1.004067" calcext:value-type="float">
            <text:p>1,0041</text:p>
          </table:table-cell>
          <table:table-cell office:value-type="float" office:value="7.0496388889" calcext:value-type="float">
            <text:p>7,0496</text:p>
          </table:table-cell>
          <table:table-cell office:value-type="float" office:value="1.0028" calcext:value-type="float">
            <text:p>1,0028</text:p>
          </table:table-cell>
          <table:table-cell office:value-type="float" office:value="11.8117" calcext:value-type="float">
            <text:p>11,8117</text:p>
          </table:table-cell>
          <table:table-cell office:value-type="float" office:value="1.004067" calcext:value-type="float">
            <text:p>1,0041</text:p>
          </table:table-cell>
          <table:table-cell office:value-type="float" office:value="6.5274388889" calcext:value-type="float">
            <text:p>6,5274</text:p>
          </table:table-cell>
          <table:table-cell table:formula="of:=IF(([.B42] &gt;= [.D42])   AND   ([.B42]&gt;=[.F42]) ;1;0)" office:value-type="float" office:value="1" calcext:value-type="float">
            <text:p>1</text:p>
          </table:table-cell>
          <table:table-cell table:formula="of:=IF(([.D42] &gt;= [.F42])     AND     ([.D42]&gt;=[.B42]) ;1;0)" office:value-type="float" office:value="0" calcext:value-type="float">
            <text:p>0</text:p>
          </table:table-cell>
          <table:table-cell table:formula="of:=IF(([.F42] &gt;= [.B42])   OR   ([.F42]&gt;=[.D42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40</text:p>
          </table:table-cell>
          <table:table-cell office:value-type="float" office:value="1.1249866667" calcext:value-type="float">
            <text:p>1,1250</text:p>
          </table:table-cell>
          <table:table-cell office:value-type="float" office:value="4.3601388889" calcext:value-type="float">
            <text:p>4,3601</text:p>
          </table:table-cell>
          <table:table-cell office:value-type="float" office:value="1.0466" calcext:value-type="float">
            <text:p>1,0466</text:p>
          </table:table-cell>
          <table:table-cell office:value-type="float" office:value="7.5119" calcext:value-type="float">
            <text:p>7,5119</text:p>
          </table:table-cell>
          <table:table-cell office:value-type="float" office:value="1.1242373333" calcext:value-type="float">
            <text:p>1,1242</text:p>
          </table:table-cell>
          <table:table-cell office:value-type="float" office:value="5.1159444444" calcext:value-type="float">
            <text:p>5,1159</text:p>
          </table:table-cell>
          <table:table-cell table:formula="of:=IF(([.B43] &gt;= [.D43])   AND   ([.B43]&gt;=[.F43]) ;1;0)" office:value-type="float" office:value="1" calcext:value-type="float">
            <text:p>1</text:p>
          </table:table-cell>
          <table:table-cell table:formula="of:=IF(([.D43] &gt;= [.F43])     AND     ([.D43]&gt;=[.B43]) ;1;0)" office:value-type="float" office:value="0" calcext:value-type="float">
            <text:p>0</text:p>
          </table:table-cell>
          <table:table-cell table:formula="of:=IF(([.F43] &gt;= [.B43])   OR   ([.F43]&gt;=[.D43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41</text:p>
          </table:table-cell>
          <table:table-cell office:value-type="float" office:value="1" calcext:value-type="float">
            <text:p>1,0000</text:p>
          </table:table-cell>
          <table:table-cell office:value-type="float" office:value="3.8828333333" calcext:value-type="float">
            <text:p>3,8828</text:p>
          </table:table-cell>
          <table:table-cell office:value-type="float" office:value="1.0784" calcext:value-type="float">
            <text:p>1,0784</text:p>
          </table:table-cell>
          <table:table-cell office:value-type="float" office:value="4.5989" calcext:value-type="float">
            <text:p>4,5989</text:p>
          </table:table-cell>
          <table:table-cell office:value-type="float" office:value="1" calcext:value-type="float">
            <text:p>1,0000</text:p>
          </table:table-cell>
          <table:table-cell office:value-type="float" office:value="4.1223444444" calcext:value-type="float">
            <text:p>4,1223</text:p>
          </table:table-cell>
          <table:table-cell table:formula="of:=IF(([.B44] &gt;= [.D44])   AND   ([.B44]&gt;=[.F44]) ;1;0)" office:value-type="float" office:value="0" calcext:value-type="float">
            <text:p>0</text:p>
          </table:table-cell>
          <table:table-cell table:formula="of:=IF(([.D44] &gt;= [.F44])     AND     ([.D44]&gt;=[.B44]) ;1;0)" office:value-type="float" office:value="1" calcext:value-type="float">
            <text:p>1</text:p>
          </table:table-cell>
          <table:table-cell table:formula="of:=IF(([.F44] &gt;= [.B44])   OR   ([.F44]&gt;=[.D44]) 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42</text:p>
          </table:table-cell>
          <table:table-cell office:value-type="float" office:value="1.002323" calcext:value-type="float">
            <text:p>1,0023</text:p>
          </table:table-cell>
          <table:table-cell office:value-type="float" office:value="4.8907166667" calcext:value-type="float">
            <text:p>4,8907</text:p>
          </table:table-cell>
          <table:table-cell office:value-type="float" office:value="1.0023" calcext:value-type="float">
            <text:p>1,0023</text:p>
          </table:table-cell>
          <table:table-cell office:value-type="float" office:value="5.8488" calcext:value-type="float">
            <text:p>5,8488</text:p>
          </table:table-cell>
          <table:table-cell office:value-type="float" office:value="1" calcext:value-type="float">
            <text:p>1,0000</text:p>
          </table:table-cell>
          <table:table-cell office:value-type="float" office:value="4.1867222222" calcext:value-type="float">
            <text:p>4,1867</text:p>
          </table:table-cell>
          <table:table-cell table:formula="of:=IF(([.B45] &gt;= [.D45])   AND   ([.B45]&gt;=[.F45]) ;1;0)" office:value-type="float" office:value="1" calcext:value-type="float">
            <text:p>1</text:p>
          </table:table-cell>
          <table:table-cell table:formula="of:=IF(([.D45] &gt;= [.F45])     AND     ([.D45]&gt;=[.B45]) ;1;0)" office:value-type="float" office:value="0" calcext:value-type="float">
            <text:p>0</text:p>
          </table:table-cell>
          <table:table-cell table:formula="of:=IF(([.F45] &gt;= [.B45])   OR   ([.F45]&gt;=[.D45]) ;1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 table:formula="of:=SUM([.H4:.H45])" office:value-type="float" office:value="17" calcext:value-type="float">
            <text:p>17</text:p>
          </table:table-cell>
          <table:table-cell table:style-name="Default" table:formula="of:=SUM([.I4:.I45])" office:value-type="float" office:value="18" calcext:value-type="float">
            <text:p>18</text:p>
          </table:table-cell>
          <table:table-cell table:formula="of:=SUM([.J4:.J45])"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5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1" meta:cell-count="434" meta:object-count="0"/>
  </office:meta>
</office:document-meta>
</file>